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draw:auto-grow-height="true" fo:min-height="14.136cm"/>
    </style:style>
    <style:style style:name="pr5" style:family="presentation" style:parent-style-name="Android1-notes">
      <style:graphic-properties draw:fill-color="#ffffff" fo:min-height="12.322cm"/>
    </style:style>
    <style:style style:name="pr6" style:family="presentation" style:parent-style-name="Android1-outline1">
      <style:graphic-properties draw:fill-color="#ffffff" draw:auto-grow-height="true" fo:min-height="13.501cm"/>
    </style:style>
    <style:style style:name="pr7" style:family="presentation" style:parent-style-name="Android1-outline1">
      <style:graphic-properties draw:fill-color="#ffffff" fo:min-height="14.1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style:use-window-font-color="tru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fo:font-size="20pt"/>
    </style:style>
    <style:style style:name="T6" style:family="text">
      <style:text-properties fo:font-family="Consolas" style:font-pitch="fixed" fo:font-size="20pt"/>
    </style:style>
    <style:style style:name="T7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Fancy Lis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Here, “fancy” means “updating multiple widgets in a row”, compared to the standard <text:span text:style-name="T2">ArrayAdapter</text:span> model.</text:p>
              <text:p text:style-name="P3"/>
              <text:p text:style-name="P3">Note that the techniques here are applicable for all flavors of <text:span text:style-name="T2">AdapterView</text:span>, even though the prose will be targeting <text:span text:style-name="T2">ListView</text:span>, simply because that is the most popular.</text:p>
            </draw:text-box>
          </draw:frame>
        </presentation:notes>
      </draw:page>
      <draw:page draw:name="page2" draw:style-name="dp1" draw:master-page-name="Android1" presentation:presentation-page-layout-name="AL2T6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Strategy for Fancy Lists</text:p>
          </draw:text-box>
        </draw:frame>
        <draw:frame presentation:style-name="pr4" draw:text-style-name="P5" draw:layer="layout" svg:width="24.635cm" svg:height="14.743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Goal: Complete control over list look-and-feel</text:span></text:p>
                <text:list>
                  <text:list-item>
                    <text:p text:style-name="P4"><text:span text:style-name="T3">Update multiple widgets per row</text:span></text:p>
                  </text:list-item>
                  <text:list-item>
                    <text:p text:style-name="P4"><text:span text:style-name="T3">Different types of rows (header vs. regular)</text:span></text:p>
                  </text:list-item>
                </text:list>
              </text:list-item>
              <text:list-item>
                <text:p text:style-name="P4"><text:span text:style-name="T3">Strategy: Take over row creation</text:span></text:p>
                <text:list>
                  <text:list-item>
                    <text:p text:style-name="P4"><text:span text:style-name="T3">Enhance the built-in adapters' ability to determine which layout to use, how to apply data to it to</text:span><text:span text:style-name="T3"><text:line-break/></text:span><text:span text:style-name="T3">create a ro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droid1" presentation:presentation-page-layout-name="AL2T6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ayout Inflation</text:p>
          </draw:text-box>
        </draw:frame>
        <draw:frame presentation:style-name="pr6" draw:text-style-name="P5" draw:layer="layout" svg:width="24.635cm" svg:height="14.917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Act of creating a View from layout XML is called “layout inflation”</text:span></text:p>
              </text:list-item>
              <text:list-item>
                <text:p text:style-name="P4"><text:span text:style-name="T4">getLayoutInflater().inflate()</text:span><text:span text:style-name="T3"> is the common API to do this</text:span></text:p>
                <text:list>
                  <text:list-item>
                    <text:p text:style-name="P4"><text:span text:style-name="T3">Takes a layout identifier</text:span></text:p>
                  </text:list-item>
                  <text:list-item>
                    <text:p text:style-name="P4"><text:span text:style-name="T3">Returns a View</text:span></text:p>
                  </text:list-item>
                  <text:list-item>
                    <text:p text:style-name="P4"><text:span text:style-name="T3">Along the way, walks entire XML tree and</text:span><text:span text:style-name="T3"><text:line-break/></text:span><text:span text:style-name="T3">creates all widgets, configuring each based</text:span><text:span text:style-name="T3"><text:line-break/></text:span><text:span text:style-name="T3">on attribut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You may or may not need to manually inflate rows. Mostly, this will be for cases where you have more than one type of row (e.g., header versus regular).</text:span></text:p>
            </draw:text-box>
          </draw:frame>
        </presentation:notes>
      </draw:page>
      <draw:page draw:name="page4" draw:style-name="dp1" draw:master-page-name="Android1" presentation:presentation-page-layout-name="AL2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stomizing Rows</text:p>
          </draw:text-box>
        </draw:frame>
        <draw:frame presentation:style-name="pr4" draw:text-style-name="P5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Subclass Your Adapter</text:span></text:p>
                <text:list>
                  <text:list-item>
                    <text:p text:style-name="P4"><text:span text:style-name="T3">Override </text:span><text:span text:style-name="T4">getView()</text:span></text:p>
                    <text:list>
                      <text:list-item>
                        <text:p text:style-name="P4"><text:span text:style-name="T4">position</text:span><text:span text:style-name="T3"> = which row in model being displayed</text:span></text:p>
                      </text:list-item>
                      <text:list-item>
                        <text:p text:style-name="P4"><text:span text:style-name="T4">convertView</text:span><text:span text:style-name="T3"> = for recycling – will discuss later</text:span></text:p>
                      </text:list-item>
                      <text:list-item>
                        <text:p text:style-name="P4"><text:span text:style-name="T4">parent</text:span><text:span text:style-name="T3"> = the ListView itself</text:span></text:p>
                      </text:list-item>
                    </text:list>
                  </text:list-item>
                  <text:list-item>
                    <text:p text:style-name="P4"><text:span text:style-name="T3">Inflate your chosen View</text:span></text:p>
                    <text:list>
                      <text:list-item>
                        <text:p text:style-name="P4"><text:span text:style-name="T3">Or construct directly using Java, if you prefer</text:span></text:p>
                      </text:list-item>
                      <text:list-item>
                        <text:p text:style-name="P4"><text:span text:style-name="T3">Easiest: chain to superclass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This is the recipe for </text:span><text:span text:style-name="T6">ArrayAdapter</text:span><text:span text:style-name="T5"> – </text:span><text:span text:style-name="T6">CursorAdapter</text:span><text:span text:style-name="T5"> is described a bit later</text:span></text:p>
            </draw:text-box>
          </draw:frame>
        </presentation:notes>
      </draw:page>
      <draw:page draw:name="page5" draw:style-name="dp1" draw:master-page-name="Android1" presentation:presentation-page-layout-name="AL2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stomizing Rows</text:p>
          </draw:text-box>
        </draw:frame>
        <draw:frame presentation:style-name="pr4" draw:text-style-name="P5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Subclass Your Adapter (continued)</text:span></text:p>
                <text:list>
                  <text:list-item>
                    <text:p text:style-name="P4"><text:span text:style-name="T3">Populate that View with data from your model based on the supplied selection index</text:span></text:p>
                    <text:list>
                      <text:list-item>
                        <text:p text:style-name="P4"><text:span text:style-name="T3">Use </text:span><text:span text:style-name="T4">row.findViewById()</text:span><text:span text:style-name="T3"> to get at individual widgets within the row, just like you would for accessing widgets in an activity's content View</text:span></text:p>
                      </text:list-item>
                    </text:list>
                  </text:list-item>
                  <text:list-item>
                    <text:p text:style-name="P4"><text:span text:style-name="T3">Return the View you creat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user-transformed="true">
            <draw:text-box>
              <text:p text:style-name="P3"><text:span text:style-name="T6">findViewById()</text:span><text:span text:style-name="T5"> exists on </text:span><text:span text:style-name="T6">Activity</text:span><text:span text:style-name="T5"> and </text:span><text:span text:style-name="T6">View</text:span><text:span text:style-name="T5">. If you call </text:span><text:span text:style-name="T6">findViewById()</text:span><text:span text:style-name="T5"> on an </text:span><text:span text:style-name="T6">Activity</text:span><text:span text:style-name="T5"> when you are trying to update a row, you may get a widget in the wrong row. Always call </text:span><text:span text:style-name="T6">findViewById()</text:span><text:span text:style-name="T5"> on the narrowest scope that is convenient.</text:span></text:p>
            </draw:text-box>
          </draw:frame>
        </presentation:notes>
      </draw:page>
      <draw:page draw:name="page6" draw:style-name="dp1" draw:master-page-name="Android1" presentation:presentation-page-layout-name="AL3T17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stomizing Rows</text:p>
          </draw:text-box>
        </draw:frame>
        <draw:frame presentation:style-name="Android1-outline1" draw:text-style-name="P7" draw:layer="layout" svg:width="25.199cm" svg:height="12.123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CursorAdapter (and subclasses)</text:span></text:p>
                <text:list>
                  <text:list-item>
                    <text:p text:style-name="P7"><text:span text:style-name="T3">Override </text:span><text:span text:style-name="T7">newView()</text:span><text:span text:style-name="T3"> to return a new row that you inflate</text:span></text:p>
                    <text:list>
                      <text:list-item>
                        <text:p text:style-name="P7"><text:span text:style-name="T3">Or just let the superclass handle it</text:span></text:p>
                      </text:list-item>
                    </text:list>
                  </text:list-item>
                  <text:list-item>
                    <text:p text:style-name="P7"><text:span text:style-name="T3">Override </text:span><text:span text:style-name="T7">bindView()</text:span></text:p>
                    <text:list>
                      <text:list-item>
                        <text:p text:style-name="P7"><text:span text:style-name="T3">Use </text:span><text:span text:style-name="T7">findViewById()</text:span><text:span text:style-name="T3"> to get to children and</text:span><text:span text:style-name="T3"><text:line-break/></text:span><text:span text:style-name="T3">re-populate the contents to match the</text:span><text:span text:style-name="T3"><text:line-break/></text:span><text:span text:style-name="T3">supplied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 text:style-name="P3"><text:span text:style-name="T2">CursorAdapter</text:span> splits <text:span text:style-name="T2">getView()</text:span> into <text:span text:style-name="T2">newView()</text:span> and <text:span text:style-name="T2">bindView()</text:span>. This is creative foreshadowing to the recycling pattern – <text:span text:style-name="T2">CursorAdapter</text:span> enforces recycling, while <text:span text:style-name="T2">ArrayAdapter</text:span> does not.</text:p>
              <text:p text:style-name="P3"/>
            </draw:text-box>
          </draw:frame>
        </presentation:notes>
      </draw:page>
      <draw:page draw:name="page7" draw:style-name="dp1" draw:master-page-name="Android1" presentation:presentation-page-layout-name="AL4T1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sts of Fancy Lists #1</text:p>
          </draw:text-box>
        </draw:frame>
        <draw:frame presentation:style-name="Android1-outline1" draw:text-style-name="P7" draw:layer="layout" svg:width="25.199cm" svg:height="8.775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Inflation Is Expensive</text:span></text:p>
                <text:list>
                  <text:list-item>
                    <text:p text:style-name="P7"><text:span text:style-name="T3">Create a bunch of objects</text:span></text:p>
                  </text:list-item>
                  <text:list-item>
                    <text:p text:style-name="P7"><text:span text:style-name="T3">Call a bunch of constructors</text:span></text:p>
                  </text:list-item>
                  <text:list-item>
                    <text:p text:style-name="P7"><text:span text:style-name="T3">Fill in a bunch of configuration values</text:span></text:p>
                  </text:list-item>
                  <text:list-item>
                    <text:p text:style-name="P7"><text:span text:style-name="T3">Create a bunch of garbage for later collec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droid1" presentation:presentation-page-layout-name="AL4T1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cycling Views</text:p>
          </draw:text-box>
        </draw:frame>
        <draw:frame presentation:style-name="Android1-outline1" draw:text-style-name="P7" draw:layer="layout" svg:width="25.199cm" svg:height="14.076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evisiting convertView</text:span></text:p>
                <text:list>
                  <text:list-item>
                    <text:p text:style-name="P7"><text:span text:style-name="T3">2nd parameter to </text:span><text:span text:style-name="T7">getView()</text:span></text:p>
                  </text:list-item>
                  <text:list-item>
                    <text:p text:style-name="P7"><text:span text:style-name="T3">Contains one of your past row Views that has been scrolled off the screen</text:span></text:p>
                  </text:list-item>
                  <text:list-item>
                    <text:p text:style-name="P7"><text:span text:style-name="T3">Rather than create a new instance, just recycle the one Android hands you</text:span></text:p>
                    <text:list>
                      <text:list-item>
                        <text:p text:style-name="P7"><text:span text:style-name="T3">Unless it is null, of course</text:span></text:p>
                      </text:list-item>
                      <text:list-item>
                        <text:p text:style-name="P7"><text:span text:style-name="T3">Populate it the same way as a newly-inflated</text:span><text:span text:style-name="T3"><text:line-break/></text:span><text:span text:style-name="T3">View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If you chain to the superclass, allowing it to inflate the row for you, Android's adapter classes handle recycling automatically. Hence, this is only required if you are inflating rows manually.</text:p>
              <text:p text:style-name="P3"/>
              <text:p text:style-name="P3">Romain Guy at the 2010 Google I|O Conference said that implementing recycling properly can improve performance by 150%.</text:p>
            </draw:text-box>
          </draw:frame>
        </presentation:notes>
      </draw:page>
      <draw:page draw:name="page9" draw:style-name="dp1" draw:master-page-name="Android1" presentation:presentation-page-layout-name="AL4T1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cycling Views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Multiple Row Layouts</text:span></text:p>
                <text:list>
                  <text:list-item>
                    <text:p text:style-name="P7"><text:span text:style-name="T3">Example: headers and regular rows</text:span></text:p>
                  </text:list-item>
                  <text:list-item>
                    <text:p text:style-name="P7"><text:span text:style-name="T3">Recipe for Proper Recycling</text:span></text:p>
                    <text:list>
                      <text:list-item>
                        <text:p text:style-name="P7"><text:span text:style-name="T3">Override </text:span><text:span text:style-name="T4">getViewTypeCount()</text:span></text:p>
                      </text:list-item>
                      <text:list-item>
                        <text:p text:style-name="P7"><text:span text:style-name="T3">Override </text:span><text:span text:style-name="T4">getItemViewType()</text:span></text:p>
                      </text:list-item>
                      <text:list-item>
                        <text:p text:style-name="P7"><text:span text:style-name="T3">Recycle when possible: will get row of proper type</text:span></text:p>
                      </text:list-item>
                      <text:list-item>
                        <text:p text:style-name="P7"><text:span text:style-name="T3">Inflate when necess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<text:span text:style-name="T2">getViewTypeCount()</text:span> should return the number of distinct row layouts you will use.</text:p>
              <text:p text:style-name="P3"/>
              <text:p text:style-name="P3"><text:span text:style-name="T2">getItemViewType()</text:span> should return a value between 0 and the result of <text:span text:style-name="T2">getViewTypeCount()</text:span>, representing which “view type” will be used for a given position.</text:p>
              <text:p text:style-name="P3"/>
              <text:p text:style-name="P3">Android will then maintain separate object pools by “view type”, so it will only hand you one that is correct for recycling.</text:p>
              <text:p text:style-name="P3"/>
            </draw:text-box>
          </draw:frame>
        </presentation:notes>
      </draw:page>
      <draw:page draw:name="page10" draw:style-name="dp1" draw:master-page-name="Android1" presentation:presentation-page-layout-name="AL4T1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sts of Fancy Lists #2</text:p>
          </draw:text-box>
        </draw:frame>
        <draw:frame presentation:style-name="Android1-outline1" draw:text-style-name="P7" draw:layer="layout" svg:width="25.199cm" svg:height="9.755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Calling </text:span><text:span text:style-name="T7">findViewById()</text:span><text:span text:style-name="T3"> is not cheap</text:span></text:p>
                <text:list>
                  <text:list-item>
                    <text:p text:style-name="P7"><text:span text:style-name="T3">Must traverse a tree in breadth-first fashion</text:span></text:p>
                  </text:list-item>
                  <text:list-item>
                    <text:p text:style-name="P7"><text:span text:style-name="T3">Must cast the resulting View to something you can use</text:span></text:p>
                  </text:list-item>
                  <text:list-item>
                    <text:p text:style-name="P7"><text:span text:style-name="T3">Happens lots and lots of times in a list, particularly if scrolled through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4T1" xml:id="id1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Holder Pattern</text:p>
          </draw:text-box>
        </draw:frame>
        <draw:frame presentation:style-name="Android1-outline1" draw:text-style-name="P7" draw:layer="layout" svg:width="25.199cm" svg:height="13.816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Each View has a “tag”</text:span></text:p>
                <text:list>
                  <text:list-item>
                    <text:p text:style-name="P7"><text:span text:style-name="T3">Arbitrary object associated with the View</text:span></text:p>
                  </text:list-item>
                  <text:list-item>
                    <text:p text:style-name="P7"><text:span text:style-name="T3">Use </text:span><text:span text:style-name="T7">getTag()</text:span><text:span text:style-name="T3"> and </text:span><text:span text:style-name="T7">setTag()</text:span><text:span text:style-name="T3"> to manipulate it</text:span></text:p>
                  </text:list-item>
                </text:list>
              </text:list-item>
              <text:list-item>
                <text:p text:style-name="P7"><text:span text:style-name="T3">Technique: caching expensive lookups</text:span></text:p>
                <text:list>
                  <text:list-item>
                    <text:p text:style-name="P7"><text:span text:style-name="T3">Look it up once, cache it with the View</text:span></text:p>
                  </text:list-item>
                  <text:list-item>
                    <text:p text:style-name="P7"><text:span text:style-name="T3">Emphasis on things tied to the View, more</text:span><text:span text:style-name="T3"><text:line-break/></text:span><text:span text:style-name="T3">than the model</text:span></text:p>
                    <text:list>
                      <text:list-item>
                        <text:p text:style-name="P7"><text:span text:style-name="T3">With recycling, model for a View will chang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The “tag” concept is borrowed from Swing.</text:span></text:p>
            </draw:text-box>
          </draw:frame>
        </presentation:notes>
      </draw:page>
      <draw:page draw:name="page12" draw:style-name="dp1" draw:master-page-name="Android1" presentation:presentation-page-layout-name="AL4T1" xml:id="id12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Holder Pattern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Structure of a Holder</text:span></text:p>
                <text:list>
                  <text:list-item>
                    <text:p text:style-name="P4"><text:span text:style-name="T3">Holds the base View for the row</text:span></text:p>
                  </text:list-item>
                  <text:list-item>
                    <text:p text:style-name="P4"><text:span text:style-name="T3">Holds View subclasses for widgets in the row that get modified on a model-by-model basis</text:span></text:p>
                    <text:list>
                      <text:list-item>
                        <text:p text:style-name="P7"><text:span text:style-name="T3">Populate in constructor or lazy-find via gett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4T1" xml:id="id13" draw:id="id1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Holder Pattern</text:p>
          </draw:text-box>
        </draw:frame>
        <draw:frame presentation:style-name="Android1-outline1" draw:text-style-name="P7" draw:layer="layout" svg:width="25.199cm" svg:height="9.755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Using the Holder</text:span></text:p>
                <text:list>
                  <text:list-item>
                    <text:p text:style-name="P7"><text:span text:style-name="T3">When inflating a row, instantiate a holder and call </text:span><text:span text:style-name="T7">setTag()</text:span></text:p>
                  </text:list-item>
                  <text:list-item>
                    <text:p text:style-name="P7"><text:span text:style-name="T3">When recycling a row, call </text:span><text:span text:style-name="T7">getTag()</text:span><text:span text:style-name="T3"> and cast it to the holder</text:span></text:p>
                  </text:list-item>
                  <text:list-item>
                    <text:p text:style-name="P7"><text:span text:style-name="T3">Use the holder for all per-row UI chan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Android1-title">
      <style:graphic-properties draw:fill-color="#ffffff" draw:auto-grow-height="false" fo:min-height="3.507cm"/>
    </style:style>
    <style:style style:name="Mpr12" style:family="presentation" style:parent-style-name="Android1-outline1">
      <style:graphic-properties draw:fill-color="#ffffff" draw:auto-grow-height="false" fo:min-height="13.86cm"/>
    </style:style>
    <style:style style:name="Mpr13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1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12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3">Copyright © 2011 CommonsWare, LLC</text:span></text:p>
        </draw:text-box>
      </draw:frame>
      <draw:frame presentation:style-name="Mpr1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7:46:07</dc:date>
    <dc:language>en-US</dc:language>
    <meta:editing-cycles>68</meta:editing-cycles>
    <meta:editing-duration>PT9H22M39S</meta:editing-duration>
    <meta:printed-by>Mark Murphy</meta:printed-by>
    <meta:print-date>2011-08-18T17:46:06</meta:print-date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